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063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font-name="DejaVu Sans" fo:font-size="6pt" fo:language="none" fo:country="none" style:font-name-asian="DejaVu Sans" style:font-size-asian="6pt" style:language-asian="none" style:country-asian="none" style:font-name-complex="DejaVu Sans" style:font-size-complex="6pt" style:language-complex="none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<text:span text:style-name="T1">Name</text:span>_____________________________________</text:p>
          </table:table-cell>
          <table:table-cell table:number-columns-repeated="3"/>
          <table:table-cell office:value-type="string">
            <text:p><text:span text:style-name="T1">Nationality</text:span>___________________________________________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♣ <text:span text:style-name="T1">Body</text:span></text:p>
          </table:table-cell>
          <table:table-cell office:value-type="string">
            <text:p>o o o o o o o o o o</text:p>
          </table:table-cell>
          <table:table-cell table:number-columns-repeated="2"/>
          <table:table-cell table:style-name="ce2" office:value-type="string">
            <text:p>Skil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♠ <text:span text:style-name="T1">Mind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Athletics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♥<text:span text:style-name="T1">Spirit</text:span>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Guts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♦ <text:span text:style-name="T1">Luck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Influence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Meditation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table:style-name="ce2" office:value-type="string">
            <text:p>Advantages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Perception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Stealth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Technology</text:p>
          </table:table-cell>
          <table:table-cell table:style-name="ce3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table:style-name="ce2" office:value-type="string">
            <text:p>Disadvantages</text:p>
          </table:table-cell>
          <table:table-cell table:style-name="ce2" office:value-type="string">
            <text:p>Specialties</text:p>
          </table:table-cell>
          <table:table-cell table:style-name="Default"/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2" office:value-type="string">
            <text:p>Armor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2" office:value-type="string">
            <text:p>Funds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ventory &amp; Notes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01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0:37:26</meta:creation-date>
    <dc:date>2013-03-07T01:04:31</dc:date>
    <meta:editing-duration>PT9M4S</meta:editing-duration>
    <meta:editing-cycles>2</meta:editing-cycles>
    <meta:generator>LibreOffice/3.4$Linux LibreOffice_project/340m1$Build-402</meta:generator>
    <meta:document-statistic meta:table-count="3" meta:cell-count="105" meta:object-count="0"/>
  </office:meta>
</office:document-meta>
</file>